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f8ca"/>
    </style:style>
    <style:style style:name="T2" style:family="text">
      <style:text-properties officeooo:rsid="001e10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6"/><text:span text:style-name="T1">Python full course </text:span></text:p>
      <text:p text:style-name="Standard"/>
      <text:p text:style-name="Standard"/>
      <text:p text:style-name="Standard"/>
      <text:p text:style-name="Standard"/>
      <text:p text:style-name="Standard">- <text:span text:style-name="T2">python is a high- level <text:s/>programming languae <text:s/>with tons of application</text:span></text:p>
      <text:p text:style-name="Standard"/>
      <text:p text:style-name="Standard">- <text:s/><text:span text:style-name="T2">in python <text:s/>we ue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2:33:02.000498145</meta:creation-date>
    <dc:date>2022-03-09T12:35:58.570897911</dc:date>
    <meta:editing-duration>PT3M1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1" meta:paragraph-count="3" meta:word-count="20" meta:character-count="138" meta:non-whitespace-character-count="89"/>
  </office:meta>
</office:document-meta>
</file>